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_32__20_Dots_20_1_20_Dash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style:text-underline-style="solid" style:text-underline-width="auto" style:text-underline-color="font-color"/>
    </style:style>
    <style:style style:name="P4" style:family="paragraph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6.637cm" svg:height="10.16cm" svg:x="2.321cm" svg:y="3.56cm">
            <text:p/>
          </draw:rect>
          <draw:circle draw:style-name="gr2" draw:text-style-name="P1" draw:layer="layout" svg:width="4.369cm" svg:height="4.369cm" svg:x="5.471cm" svg:y="4.551cm">
            <text:p/>
          </draw:circle>
          <draw:circle draw:style-name="gr2" draw:text-style-name="P1" draw:layer="layout" svg:width="4.978cm" svg:height="4.978cm" svg:x="5.166cm" svg:y="4.246cm">
            <text:p/>
          </draw:circle>
          <draw:circle draw:style-name="gr2" draw:text-style-name="P1" draw:layer="layout" svg:width="2.54cm" svg:height="2.54cm" svg:x="6.385cm" svg:y="5.465cm">
            <text:p/>
          </draw:circle>
          <draw:circle draw:style-name="gr2" draw:text-style-name="P1" draw:layer="layout" svg:width="3.759cm" svg:height="3.759cm" svg:x="5.776cm" svg:y="4.856cm">
            <text:p/>
          </draw:circle>
          <draw:circle draw:style-name="gr2" draw:text-style-name="P1" draw:layer="layout" svg:width="3.15cm" svg:height="3.15cm" svg:x="6.08cm" svg:y="5.16cm">
            <text:p/>
          </draw:circle>
          <draw:circle draw:style-name="gr2" draw:text-style-name="P1" draw:layer="layout" svg:width="5.588cm" svg:height="5.588cm" svg:x="4.861cm" svg:y="3.941cm">
            <text:p/>
          </draw:circle>
          <draw:g>
            <draw:line draw:style-name="gr3" draw:text-style-name="P1" draw:layer="layout" svg:x1="8.544cm" svg:y1="5.973cm" svg:x2="8.544cm" svg:y2="7.116cm">
              <text:p/>
            </draw:line>
            <draw:line draw:style-name="gr3" draw:text-style-name="P1" draw:layer="layout" svg:x1="8.544cm" svg:y1="5.973cm" svg:x2="8.29cm" svg:y2="6.608cm">
              <text:p/>
            </draw:line>
            <draw:line draw:style-name="gr3" draw:text-style-name="P1" draw:layer="layout" svg:x1="8.544cm" svg:y1="6.608cm" svg:x2="8.29cm" svg:y2="6.608cm">
              <text:p/>
            </draw:line>
          </draw:g>
          <draw:g>
            <draw:line draw:style-name="gr3" draw:text-style-name="P1" draw:layer="layout" svg:x1="10.703cm" svg:y1="5.973cm" svg:x2="10.703cm" svg:y2="7.116cm">
              <text:p/>
            </draw:line>
            <draw:line draw:style-name="gr3" draw:text-style-name="P1" draw:layer="layout" svg:x1="10.703cm" svg:y1="5.973cm" svg:x2="10.957cm" svg:y2="6.608cm">
              <text:p/>
            </draw:line>
            <draw:line draw:style-name="gr3" draw:text-style-name="P1" draw:layer="layout" svg:x1="10.703cm" svg:y1="6.608cm" svg:x2="10.957cm" svg:y2="6.608cm">
              <text:p/>
            </draw:line>
          </draw:g>
          <draw:line draw:style-name="gr3" draw:text-style-name="P1" draw:layer="layout" svg:x1="8.544cm" svg:y1="7.116cm" svg:x2="10.703cm" svg:y2="7.116cm">
            <text:p/>
          </draw:line>
          <draw:rect draw:style-name="gr4" draw:text-style-name="P1" draw:layer="layout" svg:width="7.112cm" svg:height="5.969cm" svg:x="11.592cm" svg:y="6.735cm">
            <text:p/>
          </draw:rect>
          <draw:g>
            <draw:circle draw:style-name="gr5" draw:text-style-name="P2" draw:layer="layout" svg:width="0.965cm" svg:height="0.965cm" svg:x="17.587cm" svg:y="11.587cm">
              <text:p text:style-name="P2">6</text:p>
            </draw:circle>
            <draw:circle draw:style-name="gr5" draw:text-style-name="P2" draw:layer="layout" svg:width="0.965cm" svg:height="0.965cm" svg:x="16.419cm" svg:y="11.587cm">
              <text:p text:style-name="P2">5</text:p>
            </draw:circle>
            <draw:circle draw:style-name="gr5" draw:text-style-name="P2" draw:layer="layout" svg:width="0.965cm" svg:height="0.965cm" svg:x="15.25cm" svg:y="11.587cm">
              <text:p text:style-name="P2">4</text:p>
            </draw:circle>
            <draw:circle draw:style-name="gr5" draw:text-style-name="P2" draw:layer="layout" svg:width="0.965cm" svg:height="0.965cm" svg:x="14.107cm" svg:y="11.587cm">
              <text:p text:style-name="P2">3</text:p>
            </draw:circle>
            <draw:circle draw:style-name="gr5" draw:text-style-name="P2" draw:layer="layout" svg:width="0.965cm" svg:height="0.965cm" svg:x="12.939cm" svg:y="11.587cm">
              <text:p text:style-name="P2">2</text:p>
            </draw:circle>
            <draw:circle draw:style-name="gr5" draw:text-style-name="P2" draw:layer="layout" svg:width="0.965cm" svg:height="0.965cm" svg:x="11.77cm" svg:y="11.587cm">
              <text:p text:style-name="P2">1</text:p>
            </draw:circle>
          </draw:g>
          <draw:g>
            <draw:circle draw:style-name="gr5" draw:text-style-name="P2" draw:layer="layout" svg:width="0.965cm" svg:height="0.965cm" svg:x="17.599cm" svg:y="10.419cm">
              <text:p text:style-name="P2">7</text:p>
            </draw:circle>
            <draw:circle draw:style-name="gr5" draw:text-style-name="P2" draw:layer="layout" svg:width="0.965cm" svg:height="0.965cm" svg:x="16.431cm" svg:y="10.419cm">
              <text:p text:style-name="P2">8</text:p>
            </draw:circle>
            <draw:circle draw:style-name="gr5" draw:text-style-name="P2" draw:layer="layout" svg:width="0.965cm" svg:height="0.965cm" svg:x="15.262cm" svg:y="10.419cm">
              <text:p text:style-name="P2">9</text:p>
            </draw:circle>
            <draw:circle draw:style-name="gr5" draw:text-style-name="P2" draw:layer="layout" svg:width="0.965cm" svg:height="0.965cm" svg:x="14.119cm" svg:y="10.419cm">
              <text:p text:style-name="P2">10</text:p>
            </draw:circle>
            <draw:circle draw:style-name="gr5" draw:text-style-name="P2" draw:layer="layout" svg:width="0.965cm" svg:height="0.965cm" svg:x="12.951cm" svg:y="10.419cm">
              <text:p text:style-name="P2">11</text:p>
            </draw:circle>
            <draw:circle draw:style-name="gr5" draw:text-style-name="P2" draw:layer="layout" svg:width="0.965cm" svg:height="0.965cm" svg:x="11.782cm" svg:y="10.419cm">
              <text:p text:style-name="P2">12</text:p>
            </draw:circle>
          </draw:g>
          <draw:g>
            <draw:circle draw:style-name="gr5" draw:text-style-name="P2" draw:layer="layout" svg:width="0.965cm" svg:height="0.965cm" svg:x="17.599cm" svg:y="9.25cm">
              <text:p text:style-name="P2">18</text:p>
            </draw:circle>
            <draw:circle draw:style-name="gr5" draw:text-style-name="P2" draw:layer="layout" svg:width="0.965cm" svg:height="0.965cm" svg:x="16.431cm" svg:y="9.25cm">
              <text:p text:style-name="P2">17</text:p>
            </draw:circle>
            <draw:circle draw:style-name="gr5" draw:text-style-name="P2" draw:layer="layout" svg:width="0.965cm" svg:height="0.965cm" svg:x="15.262cm" svg:y="9.25cm">
              <text:p text:style-name="P2">16</text:p>
            </draw:circle>
            <draw:circle draw:style-name="gr5" draw:text-style-name="P2" draw:layer="layout" svg:width="0.965cm" svg:height="0.965cm" svg:x="14.119cm" svg:y="9.25cm">
              <text:p text:style-name="P2">15</text:p>
            </draw:circle>
            <draw:circle draw:style-name="gr5" draw:text-style-name="P2" draw:layer="layout" svg:width="0.965cm" svg:height="0.965cm" svg:x="12.951cm" svg:y="9.25cm">
              <text:p text:style-name="P2">14</text:p>
            </draw:circle>
            <draw:circle draw:style-name="gr5" draw:text-style-name="P2" draw:layer="layout" svg:width="0.965cm" svg:height="0.965cm" svg:x="11.782cm" svg:y="9.25cm">
              <text:p text:style-name="P2">13</text:p>
            </draw:circle>
          </draw:g>
          <draw:g>
            <draw:circle draw:style-name="gr5" draw:text-style-name="P2" draw:layer="layout" svg:width="0.965cm" svg:height="0.965cm" svg:x="17.599cm" svg:y="8.107cm">
              <text:p text:style-name="P2">19</text:p>
            </draw:circle>
            <draw:circle draw:style-name="gr5" draw:text-style-name="P2" draw:layer="layout" svg:width="0.965cm" svg:height="0.965cm" svg:x="16.431cm" svg:y="8.107cm">
              <text:p text:style-name="P2">20</text:p>
            </draw:circle>
            <draw:circle draw:style-name="gr5" draw:text-style-name="P2" draw:layer="layout" svg:width="0.965cm" svg:height="0.965cm" svg:x="15.262cm" svg:y="8.107cm">
              <text:p text:style-name="P2">21</text:p>
            </draw:circle>
            <draw:circle draw:style-name="gr5" draw:text-style-name="P2" draw:layer="layout" svg:width="0.965cm" svg:height="0.965cm" svg:x="14.119cm" svg:y="8.107cm">
              <text:p text:style-name="P2">22</text:p>
            </draw:circle>
            <draw:circle draw:style-name="gr5" draw:text-style-name="P2" draw:layer="layout" svg:width="0.965cm" svg:height="0.965cm" svg:x="12.951cm" svg:y="8.107cm">
              <text:p text:style-name="P2">23</text:p>
            </draw:circle>
            <draw:circle draw:style-name="gr5" draw:text-style-name="P2" draw:layer="layout" svg:width="0.965cm" svg:height="0.965cm" svg:x="11.782cm" svg:y="8.107cm">
              <text:p text:style-name="P2">24</text:p>
            </draw:circle>
          </draw:g>
          <draw:g>
            <draw:circle draw:style-name="gr5" draw:text-style-name="P2" draw:layer="layout" svg:width="0.965cm" svg:height="0.965cm" svg:x="17.599cm" svg:y="6.939cm">
              <text:p text:style-name="P2">30</text:p>
            </draw:circle>
            <draw:circle draw:style-name="gr5" draw:text-style-name="P2" draw:layer="layout" svg:width="0.965cm" svg:height="0.965cm" svg:x="16.431cm" svg:y="6.939cm">
              <text:p text:style-name="P2">29</text:p>
            </draw:circle>
            <draw:circle draw:style-name="gr5" draw:text-style-name="P2" draw:layer="layout" svg:width="0.965cm" svg:height="0.965cm" svg:x="15.262cm" svg:y="6.939cm">
              <text:p text:style-name="P2">28</text:p>
            </draw:circle>
            <draw:circle draw:style-name="gr5" draw:text-style-name="P2" draw:layer="layout" svg:width="0.965cm" svg:height="0.965cm" svg:x="14.119cm" svg:y="6.939cm">
              <text:p text:style-name="P2">27</text:p>
            </draw:circle>
            <draw:circle draw:style-name="gr5" draw:text-style-name="P2" draw:layer="layout" svg:width="0.965cm" svg:height="0.965cm" svg:x="12.951cm" svg:y="6.939cm">
              <text:p text:style-name="P2">26</text:p>
            </draw:circle>
            <draw:circle draw:style-name="gr5" draw:text-style-name="P2" draw:layer="layout" svg:width="0.965cm" svg:height="0.965cm" svg:x="11.782cm" svg:y="6.939cm">
              <text:p text:style-name="P2">25</text:p>
            </draw:circle>
          </draw:g>
          <draw:line draw:style-name="gr6" draw:text-style-name="P1" draw:layer="layout" svg:x1="10.703cm" svg:y1="7.116cm" svg:x2="11.592cm" svg:y2="6.735cm">
            <text:p/>
          </draw:line>
          <draw:line draw:style-name="gr6" draw:text-style-name="P1" draw:layer="layout" svg:x1="8.544cm" svg:y1="7.116cm" svg:x2="11.592cm" svg:y2="12.704cm">
            <text:p/>
          </draw:line>
          <draw:frame draw:style-name="gr7" draw:text-style-name="P3" draw:layer="layout" svg:width="3.683cm" svg:height="0.963cm" svg:x="6.004cm" svg:y="9.709cm">
            <draw:text-box>
              <text:p text:style-name="P3">TOP VIEW</text:p>
            </draw:text-box>
          </draw:frame>
          <draw:frame draw:style-name="gr7" draw:text-style-name="P3" draw:layer="layout" svg:width="5.461cm" svg:height="0.963cm" svg:x="12.735cm" svg:y="12.757cm">
            <draw:text-box>
              <text:p text:style-name="P3">SECTION <text:s/>VIEW</text:p>
            </draw:text-box>
          </draw:frame>
          <draw:circle draw:style-name="gr5" draw:text-style-name="P2" draw:layer="layout" svg:width="0.762cm" svg:height="0.762cm" svg:x="12.735cm" svg:y="4.068cm">
            <text:p text:style-name="P2">1</text:p>
          </draw:circle>
          <draw:circle draw:style-name="gr5" draw:text-style-name="P2" draw:layer="layout" svg:width="0.762cm" svg:height="0.762cm" svg:x="12.735cm" svg:y="4.957cm">
            <text:p text:style-name="P2">30</text:p>
          </draw:circle>
          <draw:frame draw:style-name="gr8" draw:text-style-name="P4" draw:layer="layout" svg:width="3.556cm" svg:height="0.806cm" svg:x="13.37cm" svg:y="4.024cm">
            <draw:text-box>
              <text:p text:style-name="P4">- SWHE Inlet</text:p>
            </draw:text-box>
          </draw:frame>
          <draw:frame draw:style-name="gr8" draw:text-style-name="P4" draw:layer="layout" svg:width="3.81cm" svg:height="0.806cm" svg:x="13.37cm" svg:y="4.913cm">
            <draw:text-box>
              <text:p text:style-name="P4">- SWHE Outlet</text:p>
            </draw:text-box>
          </draw:frame>
          <draw:measure draw:style-name="gr9" draw:text-style-name="P1" draw:layer="measurelines" svg:x1="4.834cm" svg:y1="7.877cm" svg:x2="4.807cm" svg:y2="5.464cm">
            <text:p text:style-name="P1">Di,SWHE</text:p>
          </draw:measure>
          <draw:measure draw:style-name="gr9" draw:text-style-name="P1" draw:layer="measurelines" svg:x1="3.972cm" svg:y1="9.402cm" svg:x2="3.956cm" svg:y2="3.71cm">
            <text:p text:style-name="P1">Do,SWHE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3:20:37.11</meta:creation-date>
    <dc:date>2013-12-17T10:39:56.44</dc:date>
    <meta:editing-duration>PT19M37S</meta:editing-duration>
    <meta:editing-cycles>6</meta:editing-cycles>
    <meta:generator>LibreOffice/3.6$Windows_x86 LibreOffice_project/2ef5aff-a6fb0ff-166bdff-cf087ad-0f1389</meta:generator>
    <meta:document-statistic meta:object-count="63"/>
  </office:meta>
</office:document-meta>
</file>